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size="11pt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11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5.386cm" svg:height="1.744cm" svg:x="10.614cm" svg:y="2.256cm">
          <text:p text:style-name="P1"><text:span text:style-name="T1">hasAcceptanceTes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draw:id="id2" draw:layer="layout" svg:width="5.553cm" svg:height="1.785cm" svg:x="3.447cm" svg:y="4.715cm">
          <text:p text:style-name="P1"><text:span text:style-name="T1">passesAcceptance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0.614cm" svg:y1="3.127cm" svg:x2="6.223cm" svg:y2="4.715cm" draw:start-shape="id1" draw:start-glue-point="5" draw:end-shape="id2" draw:end-glue-point="4">
          <text:p text:style-name="P4"/>
        </draw:connector>
        <draw:custom-shape draw:style-name="gr1" draw:text-style-name="P2" draw:id="id3" draw:layer="layout" svg:width="5.482cm" svg:height="1.714cm" svg:x="19.018cm" svg:y="4.786cm">
          <text:p text:style-name="P1"><text:span text:style-name="T1">hasQuality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6cm" svg:y1="3.127cm" svg:x2="21.758cm" svg:y2="4.786cm" draw:start-shape="id1" draw:start-glue-point="7" draw:end-shape="id3" draw:end-glue-point="4">
          <text:p text:style-name="P4"/>
        </draw:connector>
        <draw:custom-shape draw:style-name="gr1" draw:text-style-name="P1" draw:id="id10" draw:layer="layout" svg:width="4.5cm" svg:height="1.5cm" svg:x="7.085cm" svg:y="13.505cm">
          <text:p text:style-name="P1"><text:span text:style-name="T1">Feedback = </text:span></text:p>
          <text:p text:style-name="P1"><text:span text:style-name="T1">getHighQualityFeed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4.453cm" svg:height="1.5cm" svg:x="19.326cm" svg:y="13.505cm">
          <text:p text:style-name="P1"><text:span text:style-name="T1">Feedback = </text:span></text:p>
          <text:p text:style-name="P1"><text:span text:style-name="T1">getAcceptanceFeed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4.453cm" svg:height="1.5cm" svg:x="0.236cm" svg:y="8.613cm">
          <text:p text:style-name="P1"><text:span text:style-name="T1">Feedback = </text:span></text:p>
          <text:p text:style-name="P1"><text:span text:style-name="T1">getFailureFeedbac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5.467cm" svg:height="1.765cm" svg:x="10.533cm" svg:y="6.735cm">
          <text:p text:style-name="P1"><text:span text:style-name="T1">hasQualityT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9cm" svg:y1="5.607cm" svg:x2="13.265cm" svg:y2="6.735cm" draw:start-shape="id2" draw:start-glue-point="7" draw:end-shape="id4" draw:end-glue-point="4">
          <text:p text:style-name="P4"/>
        </draw:connector>
        <draw:connector draw:style-name="gr2" draw:text-style-name="P3" draw:layer="layout" svg:x1="3.447cm" svg:y1="5.607cm" svg:x2="2.462cm" svg:y2="8.613cm" draw:start-shape="id2" draw:start-glue-point="5" draw:end-shape="id5" draw:end-glue-point="0">
          <text:p text:style-name="P4"/>
        </draw:connector>
        <draw:custom-shape draw:style-name="gr1" draw:text-style-name="P2" draw:id="id9" draw:layer="layout" svg:width="5.479cm" svg:height="1.418cm" svg:x="14.311cm" svg:y="10.713cm">
          <text:p text:style-name="P1"><text:span text:style-name="T1">passesQuality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line-skew="0.257cm" svg:x1="19.018cm" svg:y1="5.642cm" svg:x2="17.397cm" svg:y2="7.614cm" draw:start-shape="id3" draw:start-glue-point="5" draw:end-shape="id6" draw:end-glue-point="7">
          <text:p text:style-name="P4"/>
        </draw:connector>
        <draw:custom-shape draw:style-name="gr3" draw:text-style-name="P3" draw:id="id7" draw:layer="layout" svg:width="1cm" svg:height="1cm" svg:x="12.672cm" svg:y="17.228cm">
          <text:p text:style-name="P4"/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3" draw:layer="layout" draw:line-skew="0.933cm" svg:x1="24.5cm" svg:y1="5.642cm" svg:x2="13.672cm" svg:y2="17.728cm" draw:start-shape="id3" draw:start-glue-point="7" draw:end-shape="id7" draw:end-glue-point="1">
          <text:p text:style-name="P4"/>
        </draw:connector>
        <draw:connector draw:style-name="gr2" draw:text-style-name="P3" draw:layer="layout" draw:line-skew="-0.625cm" svg:x1="10.533cm" svg:y1="7.616cm" svg:x2="9.01cm" svg:y2="11.425cm" draw:start-shape="id4" draw:start-glue-point="5" draw:end-shape="id8" draw:end-glue-point="5">
          <text:p text:style-name="P4"/>
        </draw:connector>
        <draw:connector draw:style-name="gr2" draw:text-style-name="P3" draw:layer="layout" svg:x1="15.998cm" svg:y1="7.616cm" svg:x2="16.697cm" svg:y2="7.614cm" draw:start-shape="id4" draw:start-glue-point="7" draw:end-shape="id6" draw:end-glue-point="5">
          <text:p text:style-name="P4"/>
        </draw:connector>
        <draw:custom-shape draw:style-name="gr3" draw:text-style-name="P3" draw:id="id6" draw:layer="layout" svg:width="0.7cm" svg:height="0.626cm" svg:x="16.697cm" svg:y="7.302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7.046cm" svg:y1="7.928cm" svg:x2="17.05cm" svg:y2="10.713cm" draw:start-shape="id6" draw:start-glue-point="6" draw:end-shape="id9">
          <text:p text:style-name="P4"/>
        </draw:connector>
        <draw:connector draw:style-name="gr2" draw:text-style-name="P3" draw:layer="layout" svg:x1="14.311cm" svg:y1="11.421cm" svg:x2="9.657cm" svg:y2="11.425cm" draw:start-shape="id9" draw:start-glue-point="5" draw:end-shape="id8" draw:end-glue-point="7">
          <text:p text:style-name="P4"/>
        </draw:connector>
        <draw:connector draw:style-name="gr2" draw:text-style-name="P3" draw:layer="layout" svg:x1="9.333cm" svg:y1="11.739cm" svg:x2="9.335cm" svg:y2="13.505cm" draw:start-shape="id8" draw:start-glue-point="6" draw:end-shape="id10" draw:end-glue-point="0">
          <text:p text:style-name="P4"/>
        </draw:connector>
        <draw:connector draw:style-name="gr2" draw:text-style-name="P3" draw:layer="layout" svg:x1="19.79cm" svg:y1="11.421cm" svg:x2="21.552cm" svg:y2="13.505cm" draw:start-shape="id9" draw:start-glue-point="7" draw:end-shape="id11">
          <text:p text:style-name="P4"/>
        </draw:connector>
        <draw:custom-shape draw:style-name="gr3" draw:text-style-name="P3" draw:id="id8" draw:layer="layout" svg:width="0.647cm" svg:height="0.626cm" svg:x="9.01cm" svg:y="11.113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2.462cm" svg:y1="10.113cm" svg:x2="12.672cm" svg:y2="17.727cm" draw:start-shape="id5" draw:start-glue-point="2" draw:end-shape="id7" draw:end-glue-point="6">
          <text:p text:style-name="P4"/>
        </draw:connector>
        <draw:connector draw:style-name="gr2" draw:text-style-name="P3" draw:layer="layout" svg:x1="9.335cm" svg:y1="15.005cm" svg:x2="12.817cm" svg:y2="17.373cm" draw:start-shape="id10" draw:start-glue-point="2" draw:end-shape="id7" draw:end-glue-point="5">
          <text:p text:style-name="P4"/>
        </draw:connector>
        <draw:connector draw:style-name="gr2" draw:text-style-name="P3" draw:layer="layout" svg:x1="21.552cm" svg:y1="15.005cm" svg:x2="13.525cm" svg:y2="17.373cm" draw:start-shape="id11" draw:start-glue-point="2" draw:end-shape="id7" draw:end-glue-point="11">
          <text:p text:style-name="P4"/>
        </draw:connector>
        <draw:frame draw:style-name="gr4" draw:text-style-name="P5" draw:layer="layout" svg:width="0.718cm" svg:height="0.679cm" svg:x="19.5cm" svg:y="10.821cm">
          <draw:text-box>
            <text:p text:style-name="P4"><text:span text:style-name="T2">F</text:span></text:p>
          </draw:text-box>
        </draw:frame>
        <draw:frame draw:style-name="gr4" draw:text-style-name="P5" draw:layer="layout" svg:width="0.718cm" svg:height="0.679cm" svg:x="10cm" svg:y="2.5cm">
          <draw:text-box>
            <text:p text:style-name="P4"><text:span text:style-name="T2">T</text:span></text:p>
          </draw:text-box>
        </draw:frame>
        <draw:frame draw:style-name="gr4" draw:text-style-name="P5" draw:layer="layout" svg:width="0.718cm" svg:height="0.679cm" svg:x="8.5cm" svg:y="5cm">
          <draw:text-box>
            <text:p text:style-name="P4"><text:span text:style-name="T2">T</text:span></text:p>
          </draw:text-box>
        </draw:frame>
        <draw:frame draw:style-name="gr4" draw:text-style-name="P5" draw:layer="layout" svg:width="0.718cm" svg:height="0.679cm" svg:x="18.5cm" svg:y="5cm">
          <draw:text-box>
            <text:p text:style-name="P4"><text:span text:style-name="T2">T</text:span></text:p>
          </draw:text-box>
        </draw:frame>
        <draw:frame draw:style-name="gr4" draw:text-style-name="P5" draw:layer="layout" svg:width="0.718cm" svg:height="0.679cm" svg:x="15.5cm" svg:y="7cm">
          <draw:text-box>
            <text:p text:style-name="P4"><text:span text:style-name="T2">T</text:span></text:p>
          </draw:text-box>
        </draw:frame>
        <draw:frame draw:style-name="gr4" draw:text-style-name="P5" draw:layer="layout" svg:width="0.718cm" svg:height="0.679cm" svg:x="13.782cm" svg:y="10.821cm">
          <draw:text-box>
            <text:p text:style-name="P4"><text:span text:style-name="T2">T</text:span></text:p>
          </draw:text-box>
        </draw:frame>
        <draw:frame draw:style-name="gr4" draw:text-style-name="P5" draw:layer="layout" svg:width="0.718cm" svg:height="0.679cm" svg:x="9.782cm" svg:y="7cm">
          <draw:text-box>
            <text:p text:style-name="P4"><text:span text:style-name="T2">F</text:span></text:p>
          </draw:text-box>
        </draw:frame>
        <draw:frame draw:style-name="gr4" draw:text-style-name="P5" draw:layer="layout" svg:width="0.718cm" svg:height="0.679cm" svg:x="2.782cm" svg:y="5cm">
          <draw:text-box>
            <text:p text:style-name="P4"><text:span text:style-name="T2">F</text:span></text:p>
          </draw:text-box>
        </draw:frame>
        <draw:frame draw:style-name="gr4" draw:text-style-name="P5" draw:layer="layout" svg:width="0.718cm" svg:height="0.679cm" svg:x="15.782cm" svg:y="2.5cm">
          <draw:text-box>
            <text:p text:style-name="P4"><text:span text:style-name="T2">F</text:span></text:p>
          </draw:text-box>
        </draw:frame>
        <draw:frame draw:style-name="gr4" draw:text-style-name="P5" draw:layer="layout" svg:width="0.718cm" svg:height="0.679cm" svg:x="24cm" svg:y="5cm">
          <draw:text-box>
            <text:p text:style-name="P4"><text:span text:style-name="T2">F</text:span></text:p>
          </draw:text-box>
        </draw:frame>
        <draw:custom-shape draw:style-name="gr3" draw:text-style-name="P3" draw:id="id12" draw:layer="layout" svg:width="0.608cm" svg:height="0.579cm" svg:x="13.018cm" svg:y="0.4cm">
          <text:p text:style-name="P4"/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3" draw:layer="layout" svg:x1="13.321cm" svg:y1="0.979cm" svg:x2="13.306cm" svg:y2="2.256cm" draw:start-shape="id12" draw:start-glue-point="8" draw:end-shape="id1" draw:end-glue-point="4">
          <text:p text:style-name="P4"/>
        </draw:connecto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07T15:37:48</meta:creation-date>
    <dc:date>2006-11-09T14:46:00</dc:date>
    <dc:language>en-US</dc:language>
    <meta:editing-cycles>13</meta:editing-cycles>
    <meta:editing-duration>PT3H8M3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